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0C900000038C4C70D48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7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8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standard" style:list-style-name="L4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>
        <style:tab-stops>
          <style:tab-stop style:position="0.51cm"/>
        </style:tab-stops>
      </style:paragraph-properties>
    </style:style>
    <style:style style:name="P2" style:family="paragraph">
      <style:paragraph-properties>
        <style:tab-stops>
          <style:tab-stop style:position="0.78cm"/>
        </style:tab-stops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5" style:family="paragraph">
      <style:paragraph-properties>
        <style:tab-stops>
          <style:tab-stop style:position="0.544cm"/>
        </style:tab-stops>
      </style:paragraph-properties>
    </style:style>
    <style:style style:name="P6" style:family="paragraph">
      <style:paragraph-properties fo:margin-left="0.5cm" fo:margin-right="0cm" fo:text-indent="0cm">
        <style:tab-stops>
          <style:tab-stop style:position="0.544cm"/>
        </style:tab-stops>
      </style:paragraph-properties>
    </style:style>
    <style:style style:name="P7" style:family="paragraph">
      <style:paragraph-properties fo:margin-left="0.616cm" fo:margin-right="0cm" fo:text-indent="0cm">
        <style:tab-stops>
          <style:tab-stop style:position="0.544cm"/>
        </style:tab-stops>
      </style:paragraph-properties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style:paragraph-properties fo:text-align="center">
        <style:tab-stops>
          <style:tab-stop style:position="0.78cm"/>
        </style:tab-stops>
      </style:paragraph-properties>
    </style:style>
    <style:style style:name="P10" style:family="paragraph">
      <style:paragraph-properties fo:text-align="start">
        <style:tab-stops>
          <style:tab-stop style:position="0.78cm"/>
        </style:tab-stops>
      </style:paragraph-properties>
    </style:style>
    <style:style style:name="P11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c2300" fo:font-size="32pt" fo:text-shadow="1pt 1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ff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7" style:family="text">
      <style:text-properties style:use-window-font-color="true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0000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ff"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2" style:family="text">
      <style:text-properties style:use-window-font-color="true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ff00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000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f0000" fo:font-family="Dustismo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01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xml:id="id1" draw:id="id1">
        <office:forms form:automatic-focus="false" form:apply-design-mode="false"/>
        <draw:frame draw:style-name="gr1" draw:text-style-name="P2" draw:layer="layout" svg:width="25.2cm" svg:height="16cm" svg:x="1.4cm" svg:y="3.8cm">
          <draw:text-box>
            <text:list text:style-name="L1">
              <text:list-item>
                <text:p text:style-name="P1"><text:span text:style-name="T1"><text:s/></text:span><text:span text:style-name="T1"><text:tab/></text:span><text:span text:style-name="T1">Am 1. April 2007 gegründe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Gemeinnützig und steuerbefrei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Eintragen beim Amtsgericht Charlottenbu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Sitz Berli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Geschäftsstelle Aach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Vorstand: Karlheinz Heidemeyer, Magnus Müller, Walter Güldenbe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Internet: http://sidux-ev.o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Wiki: http://wiki.sidux-ev.org</text:span></text:p>
              </text:list-item>
            </text:list>
            <text:p text:style-name="P1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Der Verein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 xml:id="id2" draw:id="id2">
        <office:forms form:automatic-focus="false" form:apply-design-mode="false"/>
        <draw:frame draw:style-name="gr4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Messe- und Infostände zum Beispiel bei:</text:span></text:p>
              </text:list-item>
            </text:list>
            <text:list text:style-name="L3">
              <text:list-item>
                <text:p text:style-name="P6"><text:span text:style-name="T1"><text:s/></text:span><text:span text:style-name="T1"><text:tab/></text:span><text:span text:style-name="T1">FrOSCon,</text:span></text:p>
              </text:list-item>
              <text:list-item>
                <text:p text:style-name="P6"><text:span text:style-name="T1"><text:s/></text:span><text:span text:style-name="T1"><text:tab/></text:span><text:span text:style-name="T1">SIGINT,</text:span></text:p>
              </text:list-item>
              <text:list-item>
                <text:p text:style-name="P6"><text:span text:style-name="T1"><text:s/></text:span><text:span text:style-name="T1"><text:tab/></text:span><text:span text:style-name="T1">OpenRheinRuhr,</text:span></text:p>
              </text:list-item>
              <text:list-item>
                <text:p text:style-name="P6"><text:span text:style-name="T1"><text:s/></text:span><text:span text:style-name="T1"><text:tab/></text:span><text:span text:style-name="T1">Open-Xchange Partner Summit</text:span></text:p>
              </text:list-item>
            </text:list>
            <text:p text:style-name="P6"><text:span text:style-name="T1"/></text:p>
            <text:list text:style-name="L1">
              <text:list-item>
                <text:p text:style-name="P5"><text:span text:style-name="T1"><text:s/></text:span><text:span text:style-name="T1"><text:tab/></text:span><text:span text:style-name="T1">Teilnahme am Software Freedom Day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Eigen-und Gemeinschaftsveranstaltung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Bundesweite Treffen: Aachen, Bremen, Darmstadt, Hamburg, Köl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Sommerfest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Gastrednerschaft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Unterstützung von FOSS-Projekten</text:span></text:p>
              </text:list-item>
            </text:list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Aktivitäten</text:span></text:p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 xml:id="id3" draw:id="id3">
        <office:forms form:automatic-focus="false" form:apply-design-mode="false"/>
        <draw:frame draw:style-name="gr5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Sie möchten weitere Infrmationen zum sidux e.V. ?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Im Internet unter http://sidux-ev.org</text:span></text:p>
              </text:list-item>
            </text:list>
            <text:p text:style-name="P7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Per E-Mail unter presse@sidux-ev.org</text:span></text:p>
              </text:list-item>
            </text:list>
            <text:p/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oder direkt hier am Stand</text:span></text:p>
              </text:list-item>
            </text:list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Weitere Information</text:span></text:p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 xml:id="id4" draw:id="id4">
        <office:forms form:automatic-focus="false" form:apply-design-mode="false"/>
        <draw:frame draw:style-name="gr6" draw:text-style-name="P8" draw:layer="layout" svg:width="25.2cm" svg:height="16cm" svg:x="1.4cm" svg:y="3.8cm">
          <draw:text-box>
            <text:p text:style-name="P8"><text:span text:style-name="T3">sidux </text:span><text:span text:style-name="T4">e.V.</text:span><text:span text:style-name="T1"> proudly presents:</text:span></text:p>
            <text:p text:style-name="P8"><text:span text:style-name="T1"/></text:p>
            <text:p text:style-name="P9"><text:span text:style-name="T1"/></text:p>
            <text:p text:style-name="P9"><text:span text:style-name="T5">semplice-linux</text:span></text:p>
            <text:p text:style-name="P9"><text:span text:style-name="T6"/></text:p>
            <text:p text:style-name="P9"><text:span text:style-name="T7"/></text:p>
            <text:p text:style-name="P9"><text:span text:style-name="T7">Basierend auf Debian Sid</text:span></text:p>
            <text:p text:style-name="P9"><text:span text:style-name="T7"/></text:p>
            <text:p text:style-name="P9"><text:span text:style-name="T7">32 und 64Bit Version</text:span></text:p>
            <text:p text:style-name="P9"><text:span text:style-name="T7"/></text:p>
            <text:p text:style-name="P9"><text:span text:style-name="T7">Installierbares Live-ISO</text:span></text:p>
            <text:p text:style-name="P9"><text:span text:style-name="T7"/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eichtgewichtig</text:span><text:span text:style-name="T8">, geringe Anforderungen an die </text:span><text:span text:style-name="T7">Hardware</text:span></text:p>
            <text:p text:style-name="P9"><text:span text:style-name="T7"/></text:p>
            <text:p text:style-name="P9"><text:span text:style-name="T7">Openbox</text:span></text:p>
            <text:p text:style-name="P9"><text:span text:style-name="T7"/></text:p>
            <text:p text:style-name="P9"><text:span text:style-name="T7">Fragen beantworten wir gerne an unserem Stand.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@ FrOSCon 2012</text:span></text:p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 xml:id="id5" draw:id="id5">
        <office:forms form:automatic-focus="false" form:apply-design-mode="false"/>
        <draw:frame draw:style-name="gr7" draw:text-style-name="P8" draw:layer="layout" svg:width="25.2cm" svg:height="16cm" svg:x="1.4cm" svg:y="3.8cm">
          <draw:text-box>
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9">USB Stick</text:span></text:p>
            <text:p text:style-name="P8"/>
            <text:p text:style-name="P8"><text:span text:style-name="T1"><text:tab/></text:span><text:span text:style-name="T1"><text:tab/></text:span><text:span text:style-name="T1"><text:tab/></text:span><text:span text:style-name="T1"><text:tab/></text:span><text:span text:style-name="T10">8 GB</text:span></text:p>
            <text:p text:style-name="P8"><text:span text:style-name="T10"/></text:p>
            <text:p text:style-name="P8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wahlweise mit 32Bit oder 64Bit</text:span></text:p>
            <text:p text:style-name="P8"><text:span text:style-name="T1"/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11">semplice-linux</text:span></text:p>
            <text:p text:style-name="P9"><text:span text:style-name="T5"/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2">ISO</text:span></text:p>
            <text:p text:style-name="P9"><text:span text:style-name="T7"/></text:p>
            <text:p text:style-name="P9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€ </text:span><text:span text:style-name="T14">9,99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FrOSCon 2012</text:span></text:p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 xml:id="id6" draw:id="id6">
        <office:forms form:automatic-focus="false" form:apply-design-mode="false"/>
        <draw:frame draw:style-name="gr8" draw:text-style-name="P8" draw:layer="layout" svg:width="25.2cm" svg:height="16cm" svg:x="1.4cm" svg:y="3.8cm">
          <draw:text-box>
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9">Serendipity Handbuch</text:span></text:p>
            <text:p text:style-name="P8"/>
            <text:p text:style-name="P8"><text:span text:style-name="T1"><text:tab/></text:span><text:span text:style-name="T1"><text:tab/></text:span><text:span text:style-name="T1"><text:tab/></text:span><text:span text:style-name="T1"><text:tab/></text:span></text:p>
            <text:p text:style-name="P9"><text:span text:style-name="T7"/></text:p>
            <text:p text:style-name="P9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€ </text:span><text:span text:style-name="T14">0,00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FrOSCon 2012</text:span>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xml:id="id7" draw:id="id7">
        <office:forms form:automatic-focus="false" form:apply-design-mode="false"/>
        <draw:frame draw:style-name="gr9" draw:text-style-name="P11" draw:layer="layout" svg:width="25.2cm" svg:height="16cm" svg:x="1.4cm" svg:y="3.8cm">
          <draw:text-box>
            <text:p text:style-name="P9"><text:span text:style-name="T1">Viel Spaß und eine interessante Zeit bei der FrOSCon 2012 in St. Augustin wünschen Ihnen:</text:span></text:p>
            <text:p text:style-name="P9"><text:span text:style-name="T1"/></text:p>
            <text:p text:style-name="P10"><text:span text:style-name="T1"/></text:p>
            <text:p text:style-name="P9"><text:span text:style-name="T15">Karlheinz Heidemeyer</text:span><text:span text:style-name="T15"><text:tab/></text:span><text:span text:style-name="T15"><text:tab/></text:span><text:span text:style-name="T15">Magnus Müller</text:span></text:p>
            <text:p text:style-name="P9"><text:span text:style-name="T15"/></text:p>
            <text:p text:style-name="P9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Yasmin Schramm</text:span><text:span text:style-name="T15"><text:tab/></text:span><text:span text:style-name="T15"><text:tab/></text:span><text:span text:style-name="T15"><text:tab/></text:span><text:span text:style-name="T15">Eugenio Paolantonio</text:span></text:p>
            <text:p text:style-name="P9"><text:span text:style-name="T15"/></text:p>
            <text:p text:style-name="P9"><text:span text:style-name="T15"><text:s text:c="40"/></text:span><text:span text:style-name="T15">Luca B. <text:s text:c="35"/>Sven Herfs</text:span></text:p>
            <text:p text:style-name="P10"><text:span text:style-name="T15"/></text:p>
            <text:p text:style-name="P9"><text:span text:style-name="T1">Ihr </text:span><text:span text:style-name="T16">sidux </text:span><text:span text:style-name="T13">e.V</text:span><text:span text:style-name="T17">.</text:span><text:span text:style-name="T1"> Team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FrOSCon 2012</text:span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fo:font-family="Dustismo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cm" svg:stroke-color="#000000" draw:marker-start-width="0.31cm" draw:marker-end-width="0.31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4" style:family="graphic" style:parent-style-name="standard">
      <style:graphic-properties svg:stroke-width="0cm" svg:stroke-color="#000000" draw:marker-start-width="0.32cm" draw:marker-end-width="0.32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6" style:family="paragraph">
      <style:paragraph-properties fo:text-align="center"/>
      <style:text-properties fo:color="#808080" fo:font-size="9pt" style:font-size-asian="9pt" style:font-size-complex="9pt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999999" fo:font-family="Arial" style:font-family-generic="swiss" style:font-pitch="variable" fo:font-size="9pt" style:font-size-asian="9pt" style:font-size-complex="9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4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2.18cm" svg:x="1.4cm" svg:y="3.8cm" presentation:class="outline" presentation:placeholder="true">
        <draw:text-box/>
      </draw:frame>
      <draw:frame presentation:style-name="Mpr1" draw:text-style-name="MP5" draw:layer="backgroundobjects" svg:width="6.52cm" svg:height="0.8cm" svg:x="1.6cm" svg:y="20.031cm" presentation:class="date-time">
        <draw:text-box>
          <text:p text:style-name="MP5"><text:span text:style-name="MT2">FrOSCon 2012 [ v01]</text:span></text:p>
        </draw:text-box>
      </draw:frame>
      <draw:frame presentation:style-name="Mpr2" draw:text-style-name="MP6" draw:layer="backgroundobjects" svg:width="8.88cm" svg:height="0.8cm" svg:x="9.576cm" svg:y="20.031cm" presentation:class="footer">
        <draw:text-box>
          <text:p text:style-name="MP6"><text:span text:style-name="MT3">© 2012</text:span><text:span text:style-name="MT4"> sidux 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7"><text:span text:style-name="MT5">Folie </text:span><text:span text:style-name="MT5"><text:page-number>&lt;Nummer&gt;</text:page-number></text:span><text:span text:style-name="MT5"> von </text:span><text:span text:style-name="MT5"><text:page-count>7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5" draw:text-style-name="MP8" draw:layer="backgroundobjects" svg:width="7.088cm" svg:height="1.974cm" svg:x="1.919cm" svg:y="-0.111cm">
        <draw:image xlink:href="Pictures/10000201000000C900000038C4C70D48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lter Güldenberg</meta:initial-creator>
    <meta:creation-date>2010-03-23T10:25:51.05</meta:creation-date>
    <dc:date>2012-06-01T00:29:44</dc:date>
    <meta:editing-duration>PT9H20M50S</meta:editing-duration>
    <meta:editing-cycles>69</meta:editing-cycles>
    <meta:generator>LibreOffice/3.5$Linux_X86_64 LibreOffice_project/350m1$Build-2</meta:generator>
    <meta:document-statistic meta:object-count="52"/>
  </office:meta>
</office:document-meta>
</file>